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fo:font-size="16pt" officeooo:rsid="001c5432" officeooo:paragraph-rsid="001c5432" style:font-size-asian="14pt" style:font-size-complex="16pt"/>
    </style:style>
    <style:style style:name="P2" style:family="paragraph" style:parent-style-name="Standard">
      <style:text-properties style:font-name="Ubuntu" fo:font-size="16pt" style:font-size-asian="16pt" style:font-size-complex="16pt"/>
    </style:style>
    <style:style style:name="P3" style:family="paragraph" style:parent-style-name="Standard">
      <style:paragraph-properties fo:line-height="150%"/>
      <style:text-properties style:font-name="Ubuntu" fo:font-size="16pt" fo:font-weight="normal" officeooo:rsid="001c5432" officeooo:paragraph-rsid="001c5432" style:font-size-asian="14pt" style:font-weight-asian="normal" style:font-size-complex="16pt" style:font-weight-complex="normal"/>
    </style:style>
    <style:style style:name="P4" style:family="paragraph" style:parent-style-name="Standard">
      <style:paragraph-properties fo:line-height="150%"/>
      <style:text-properties style:font-name="Ubuntu" fo:font-size="16pt" fo:font-weight="normal" officeooo:rsid="001dbc3d" officeooo:paragraph-rsid="001dbc3d" style:font-size-asian="14pt" style:font-weight-asian="normal" style:font-size-complex="16pt" style:font-weight-complex="normal"/>
    </style:style>
    <style:style style:name="P5" style:family="paragraph" style:parent-style-name="Standard">
      <style:text-properties style:font-name="Ubuntu" fo:font-size="16pt" fo:font-weight="normal" style:font-size-asian="16pt" style:font-weight-asian="normal" style:font-size-complex="16pt" style:font-weight-complex="normal"/>
    </style:style>
    <style:style style:name="P6" style:family="paragraph" style:parent-style-name="Standard">
      <style:paragraph-properties fo:line-height="150%"/>
      <style:text-properties style:font-name="Ubuntu" fo:font-size="16pt" fo:font-weight="normal" style:font-size-asian="16pt" style:font-weight-asian="normal" style:font-size-complex="16pt" style:font-weight-complex="normal"/>
    </style:style>
    <style:style style:name="P7" style:family="paragraph" style:parent-style-name="Standard">
      <style:paragraph-properties fo:line-height="150%"/>
      <style:text-properties style:font-name="Ubuntu" fo:font-size="16pt" fo:font-weight="normal" officeooo:rsid="001dbc3d" officeooo:paragraph-rsid="001dbc3d" style:font-size-asian="16pt" style:font-weight-asian="normal" style:font-size-complex="16pt" style:font-weight-complex="normal"/>
    </style:style>
    <style:style style:name="P8" style:family="paragraph" style:parent-style-name="Standard">
      <style:paragraph-properties fo:line-height="150%"/>
      <style:text-properties fo:font-size="16pt" officeooo:paragraph-rsid="0025a4d3" style:font-size-asian="16pt" style:font-size-complex="16pt"/>
    </style:style>
    <style:style style:name="P9" style:family="paragraph" style:parent-style-name="Standard">
      <style:paragraph-properties style:writing-mode="lr-tb"/>
      <style:text-properties style:font-name="Ubuntu"/>
    </style:style>
    <style:style style:name="P10" style:family="paragraph" style:parent-style-name="Standard">
      <style:paragraph-properties style:writing-mode="lr-tb"/>
      <style:text-properties style:font-name="Ubuntu" fo:font-size="16pt" style:font-size-asian="16pt" style:font-size-complex="16pt"/>
    </style:style>
    <style:style style:name="P11" style:family="paragraph" style:parent-style-name="Standard">
      <style:paragraph-properties style:writing-mode="lr-tb"/>
      <style:text-properties style:font-name="Ubuntu" fo:font-size="16pt" fo:font-weight="bold" style:font-size-asian="16pt" style:font-size-complex="16pt"/>
    </style:style>
    <style:style style:name="P12" style:family="paragraph" style:parent-style-name="Text_20_body">
      <style:paragraph-properties fo:text-align="justify" style:justify-single-word="false"/>
      <style:text-properties style:font-name="Helvetica Neue" fo:font-size="16pt" fo:font-weight="normal" style:font-size-asian="16pt" style:font-weight-asian="normal" style:font-size-complex="16pt" style:font-weight-complex="normal"/>
    </style:style>
    <style:style style:name="P13" style:family="paragraph" style:parent-style-name="Text_20_body">
      <style:paragraph-properties fo:text-align="justify" style:justify-single-word="false"/>
      <style:text-properties style:font-name="Helvetica Neue" fo:font-size="16pt" fo:font-weight="normal" officeooo:paragraph-rsid="001c5432" style:font-size-asian="16pt" style:font-weight-asian="normal" style:font-size-complex="16pt" style:font-weight-complex="normal"/>
    </style:style>
    <style:style style:name="P14" style:family="paragraph" style:parent-style-name="Text_20_body">
      <style:paragraph-properties fo:line-height="150%"/>
      <style:text-properties style:font-name="Ubuntu" fo:font-size="16pt" fo:font-weight="normal" officeooo:rsid="001dbc3d" officeooo:paragraph-rsid="001dbc3d" style:font-size-asian="14pt" style:font-weight-asian="normal" style:font-size-complex="16pt" style:font-weight-complex="normal"/>
    </style:style>
    <style:style style:name="P15" style:family="paragraph" style:parent-style-name="Text_20_body">
      <style:paragraph-properties fo:text-align="justify" style:justify-single-word="false"/>
      <style:text-properties style:font-name="Ubuntu" fo:font-size="16pt" fo:font-weight="normal" officeooo:rsid="001c5432" officeooo:paragraph-rsid="001c5432" style:font-size-asian="16pt" style:font-weight-asian="normal" style:font-size-complex="16pt" style:font-weight-complex="normal"/>
    </style:style>
    <style:style style:name="P16" style:family="paragraph" style:parent-style-name="Text_20_body">
      <style:paragraph-properties fo:margin-top="0cm" fo:margin-bottom="0cm" loext:contextual-spacing="false"/>
      <style:text-properties style:font-name="Ubuntu" fo:font-size="16pt" style:font-size-asian="16pt" style:font-size-complex="16pt"/>
    </style:style>
    <style:style style:name="P17" style:family="paragraph" style:parent-style-name="Standard">
      <style:paragraph-properties fo:line-height="150%"/>
      <style:text-properties style:font-name="Ubuntu" fo:font-size="16pt" fo:font-weight="normal" officeooo:rsid="00277001" officeooo:paragraph-rsid="00277001" style:font-size-asian="16pt" style:font-weight-asian="normal" style:font-size-complex="16pt" style:font-weight-complex="normal"/>
    </style:style>
    <style:style style:name="P18" style:family="paragraph" style:parent-style-name="Text_20_body" style:list-style-name="L1">
      <style:text-properties style:font-name="Ubuntu" fo:font-size="16pt" style:font-size-asian="16pt" style:font-size-complex="16pt"/>
    </style:style>
    <style:style style:name="P19" style:family="paragraph" style:parent-style-name="Text_20_body" style:list-style-name="L1">
      <style:paragraph-properties fo:margin-top="0cm" fo:margin-bottom="0cm" loext:contextual-spacing="false"/>
      <style:text-properties style:font-name="Ubuntu" fo:font-size="16pt" style:font-size-asian="16pt" style:font-size-complex="16pt"/>
    </style:style>
    <style:style style:name="T1" style:family="text">
      <style:text-properties officeooo:rsid="001c5432"/>
    </style:style>
    <style:style style:name="T2" style:family="text">
      <style:text-properties style:font-size-asian="16pt"/>
    </style:style>
    <style:style style:name="T3" style:family="text">
      <style:text-properties officeooo:rsid="001ee27f"/>
    </style:style>
    <style:style style:name="T4" style:family="text">
      <style:text-properties fo:font-weight="bold"/>
    </style:style>
    <style:style style:name="T5" style:family="text">
      <style:text-properties officeooo:rsid="00202c60"/>
    </style:style>
    <style:style style:name="T6" style:family="text">
      <style:text-properties officeooo:rsid="0020eed5"/>
    </style:style>
    <style:style style:name="T7" style:family="text">
      <style:text-properties style:font-name="Ubuntu"/>
    </style:style>
    <style:style style:name="T8" style:family="text">
      <style:text-properties style:font-name="Ubuntu" fo:font-weight="normal" officeooo:rsid="0025a4d3"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Topics need to understand</text:span>:</text:p>
      <text:p text:style-name="P1"/>
      <text:p text:style-name="P1"/>
      <text:p text:style-name="P15">1. <text:s/>How two write make file and how it works. </text:p>
      <text:p text:style-name="P12">2. how to create static and dynamic library and its use advantage and disadvantage</text:p>
      <text:p text:style-name="P13">3 . <text:s/>Understand what is debian, How to do debain and what debian directory contains</text:p>
      <text:p text:style-name="Text_20_body"> </text:p>
      <text:p text:style-name="P3">4 . <text:span text:style-name="T2">SSH into a remote desktop and look for a specific file which we don't where that file is exist on the remote desktop. If file is there then  we need to check the file is editable or not. If it is editable then we need to be copied  into your local machine. After that look for particular keyword in that file and replace with another keyword and matched lines should be write into a new file. </text:span></text:p>
      <text:p text:style-name="P6"/>
      <text:p text:style-name="P6"><text:span text:style-name="T1">5</text:span>.create a partition on a filesystem and format to any file system(ex2,ex3,ex4). On this file system create a folder and the copy the above created file in Tar format.</text:p>
      <text:p text:style-name="P3"/>
      <text:p text:style-name="P4">6. Linux commands</text:p>
      <text:p text:style-name="P14"/>
      <text:list xml:id="list3180970190017825351" text:style-name="L1">
        <text:list-item>
          <text:p text:style-name="P19">umount</text:p>
        </text:list-item>
        <text:list-item>
          <text:p text:style-name="P19">dd</text:p>
        </text:list-item>
        <text:list-item>
          <text:p text:style-name="P19">ifconfig</text:p>
        </text:list-item>
        <text:list-item>
          <text:p text:style-name="P19">modprobe   </text:p>
        </text:list-item>
        <text:list-item>
          <text:p text:style-name="P19">insmod    </text:p>
        </text:list-item>
        <text:list-item>
          <text:p text:style-name="P19">rmmod</text:p>
        </text:list-item>
        <text:list-item>
          <text:p text:style-name="P19">lsmod</text:p>
        </text:list-item>
        <text:list-item>
          <text:p text:style-name="P19"><text:soft-page-break/>grep (-i , -r, -n, -v,-w)</text:p>
        </text:list-item>
        <text:list-item>
          <text:p text:style-name="P19">mount</text:p>
        </text:list-item>
        <text:list-item>
          <text:p text:style-name="P19">mkfs.ext3 or  mkfs.ext2 or mkfs.ext4</text:p>
        </text:list-item>
        <text:list-item>
          <text:p text:style-name="P19">ssh</text:p>
        </text:list-item>
        <text:list-item>
          <text:p text:style-name="P19">scp</text:p>
        </text:list-item>
        <text:list-item>
          <text:p text:style-name="P19">cp (-r , -p )</text:p>
        </text:list-item>
        <text:list-item>
          <text:p text:style-name="P19">git command</text:p>
        </text:list-item>
        <text:list-item>
          <text:p text:style-name="P19">tar</text:p>
        </text:list-item>
        <text:list-item>
          <text:p text:style-name="P19">chmod</text:p>
        </text:list-item>
        <text:list-item>
          <text:p text:style-name="P19">fdisk</text:p>
        </text:list-item>
        <text:list-item>
          <text:p text:style-name="P18">| (pipe)</text:p>
        </text:list-item>
      </text:list>
      <text:p text:style-name="P16"/>
      <text:p text:style-name="P7"><text:span text:style-name="T3">7 </text:span>.Read a directory and read all files in that directory and total count of the keyword ( user given ) occurrences in all files.</text:p>
      <text:p text:style-name="P2"><text:span text:style-name="T3">8 </text:span>.Read the all files in a user given directory recursively.</text:p>
      <text:p text:style-name="P4"/>
      <text:p text:style-name="P7"><text:span text:style-name="T6">9 .</text:span>Understand following concepts.</text:p>
      <text:p text:style-name="P5">1] Virtual memory in linux (theoretically). How much RAM and virtual memory will be available for userspace and kernel.</text:p>
      <text:p text:style-name="P5">2] How to write Makefile and How it works [important]</text:p>
      <text:p text:style-name="P5">3] How to build kernel module(insert and  remove).</text:p>
      <text:p text:style-name="P7"/>
      <text:p text:style-name="P7"><text:span text:style-name="T6">10 .</text:span>As part of your training on linux is to create a patch on your own and apply.</text:p>
      <text:p text:style-name="P9"/>
      <text:p text:style-name="P10">Use the command "patch" to create a patch and also apply this patch to existing sample code</text:p>
      <text:p text:style-name="P10"/>
      <text:p text:style-name="P10"/>
      <text:p text:style-name="P10">Also write programs that make use of system calls related to file management system like </text:p>
      <text:p text:style-name="P11"/>
      <text:p text:style-name="P10"><text:span text:style-name="T4">chown</text:span> (change ownership of a file), </text:p>
      <text:p text:style-name="P10"><text:soft-page-break/><text:span text:style-name="T4">chmod</text:span>(change permission) </text:p>
      <text:p text:style-name="P10"><text:span text:style-name="T4">umask</text:span>() system calls</text:p>
      <text:p text:style-name="P7"/>
      <text:p text:style-name="P8"><text:span text:style-name="T8">11.</text:span><text:span text:style-name="T7">Try to get hands on booting Beagle bone black for today and tomorrow half day. If you guys have time in between try building and testing package(do share build and test log).</text:span></text:p>
      <text:p text:style-name="P2"/>
      <text:p text:style-name="P2">Start with following packages on x86(Ubuntu machine first) then do it on target.</text:p>
      <text:p text:style-name="P2">1] zlib</text:p>
      <text:p text:style-name="P2">2] libusb</text:p>
      <text:p text:style-name="P2">3] gstreamer</text:p>
      <text:p text:style-name="P2">4] grep</text:p>
      <text:p text:style-name="P2"/>
      <text:p text:style-name="P17">12.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5:24:05.021969232</meta:creation-date>
    <dc:date>2019-07-30T16:12:11.281167244</dc:date>
    <meta:editing-duration>PT21M54S</meta:editing-duration>
    <meta:editing-cycles>9</meta:editing-cycles>
    <meta:generator>LibreOffice/5.1.6.2$Linux_X86_64 LibreOffice_project/10m0$Build-2</meta:generator>
    <meta:document-statistic meta:table-count="0" meta:image-count="0" meta:object-count="0" meta:page-count="3" meta:paragraph-count="45" meta:word-count="397" meta:character-count="2115" meta:non-whitespace-character-count="1761"/>
  </office:meta>
</office:document-meta>
</file>